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nom. Prob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ang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842" calcext:value-type="float">
            <text:p>6842</text:p>
          </table:table-cell>
          <table:table-cell/>
          <table:table-cell table:style-name="ce3" table:formula="of:=[.I2]/[.J2]" office:value-type="float" office:value="0.193094531369981" calcext:value-type="float">
            <text:p>0,193094531369981</text:p>
          </table:table-cell>
          <table:table-cell office:value-type="float" office:value="29248649430" calcext:value-type="float">
            <text:p>29248649430</text:p>
          </table:table-cell>
          <table:table-cell office:value-type="float" office:value="151473214816" calcext:value-type="float">
            <text:p>1514732148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er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formula="of:=[.M5]*[.N5]*[.O5]" office:value-type="float" office:value="0.121443101490554" calcext:value-type="float">
            <text:p>0,121443101490554</text:p>
          </table:table-cell>
          <table:table-cell/>
          <table:table-cell office:value-type="float" office:value="0.121443101490554" calcext:value-type="float">
            <text:p>0,12144310149055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0.402582486590617" calcext:value-type="float">
            <text:p>0,402582486590617</text:p>
          </table:table-cell>
          <table:table-cell office:value-type="float" office:value="0.399329975754966" calcext:value-type="float">
            <text:p>0,399329975754966</text:p>
          </table:table-cell>
          <table:table-cell office:value-type="float" office:value="0.755415793151642" calcext:value-type="float">
            <text:p>0,755415793151642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k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p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l co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float" office:value="0.121443101490554" calcext:value-type="float">
            <text:p>0,121443101490554</text:p>
          </table:table-cell>
          <table:table-cell office:value-type="float" office:value="133784560" calcext:value-type="float">
            <text:p>1337845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540584512" calcext:value-type="float">
            <text:p>27540584512</text:p>
          </table:table-cell>
          <table:table-cell table:number-columns-repeated="100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12:39:37.653851439</meta:creation-date>
    <dc:date>2022-01-05T14:05:47.263814652</dc:date>
    <meta:editing-duration>PT1H15M57S</meta:editing-duration>
    <meta:editing-cycles>3</meta:editing-cycles>
    <meta:generator>LibreOffice/7.1.8.1$Linux_X86_64 LibreOffice_project/10$Build-1</meta:generator>
    <meta:document-statistic meta:table-count="1" meta:cell-count="61" meta:object-count="0"/>
  </office:meta>
</office:document-meta>
</file>